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background-color="#fff200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text-properties officeooo:rsid="000ef517" officeooo:paragraph-rsid="000ef517" fo:background-color="transparent"/>
    </style:style>
    <style:style style:name="P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background-color="transparent"/>
    </style:style>
    <style:style style:name="T1" style:family="text">
      <style:text-properties officeooo:rsid="000c9ed2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 WAP to check given number is perfect or not</text:p>
      <text:p text:style-name="Standard">#include&lt;stdio.h&gt;</text:p>
      <text:p text:style-name="Standard">int main()</text:p>
      <text:p text:style-name="Standard">{</text:p>
      <text:p text:style-name="Standard">int num,i;</text:p>
      <text:p text:style-name="Standard">int sum=0;</text:p>
      <text:p text:style-name="Standard">printf("Enter number to check:");</text:p>
      <text:p text:style-name="Standard">scanf("%d",&amp;num);</text:p>
      <text:p text:style-name="Standard">for(i=1;i&lt;num;i++){</text:p>
      <text:p text:style-name="Standard">if(num%i==0)</text:p>
      <text:p text:style-name="Standard">{sum=sum+i;}</text:p>
      <text:p text:style-name="Standard">}</text:p>
      <text:p text:style-name="Standard">if(sum==num)</text:p>
      <text:p text:style-name="Standard">printf("Number is perfect");</text:p>
      <text:p text:style-name="Standard">else</text:p>
      <text:p text:style-name="Standard">printf("Number is not perfect");</text:p>
      <text:p text:style-name="Standard">return 0;</text:p>
      <text:p text:style-name="Standard">}</text:p>
      <text:p text:style-name="P4"/>
      <text:p text:style-name="Standard"/>
      <text:p text:style-name="Standard"/>
      <text:p text:style-name="Standard">// WAP to count number of digits in a given number</text:p>
      <text:p text:style-name="Standard">#include&lt;stdio.h&gt;</text:p>
      <text:p text:style-name="Standard">int main()</text:p>
      <text:p text:style-name="Standard">{</text:p>
      <text:p text:style-name="Standard">int num,i;</text:p>
      <text:p text:style-name="Standard">int count=0;</text:p>
      <text:p text:style-name="Standard">printf("Enter number to check:");</text:p>
      <text:p text:style-name="Standard">scanf("%d",&amp;num);</text:p>
      <text:p text:style-name="Standard">while(num!=0)</text:p>
      <text:p text:style-name="Standard">{</text:p>
      <text:p text:style-name="Standard">num=num/10;</text:p>
      <text:p text:style-name="Standard">count++;}</text:p>
      <text:p text:style-name="Standard">printf("Number of digit:%d",count);</text:p>
      <text:p text:style-name="Standard">return 0;</text:p>
      <text:p text:style-name="Standard">}</text:p>
      <text:p text:style-name="P4"/>
      <text:p text:style-name="Standard"/>
      <text:p text:style-name="P1">// WAP to <text:span text:style-name="T1">check number is armstrong or not</text:span></text:p>
      <text:p text:style-name="P1">#include&lt;stdio.h&gt;</text:p>
      <text:p text:style-name="P1">int main()</text:p>
      <text:p text:style-name="P1">{</text:p>
      <text:p text:style-name="P1">int num,i,temp;</text:p>
      <text:p text:style-name="P1">int count=0;</text:p>
      <text:p text:style-name="P1">temp=num;</text:p>
      <text:p text:style-name="P1">printf("Enter number to check:");</text:p>
      <text:p text:style-name="P1">scanf("%d",&amp;num);</text:p>
      <text:p text:style-name="P1">while(num!=0)</text:p>
      <text:p text:style-name="P1">{</text:p>
      <text:p text:style-name="P1">num=num/10;</text:p>
      <text:p text:style-name="P1">count++;}</text:p>
      <text:p text:style-name="P1">num=temp;</text:p>
      <text:p text:style-name="P1"><text:soft-page-break/>int a,sum;</text:p>
      <text:p text:style-name="P1">// armstrong logic</text:p>
      <text:p text:style-name="P1">int power=1;</text:p>
      <text:p text:style-name="P1">while(num&gt;0)</text:p>
      <text:p text:style-name="P1">{</text:p>
      <text:p text:style-name="P1"/>
      <text:p text:style-name="P1">a=num%10;</text:p>
      <text:p text:style-name="P1">for(i=1;i&lt;=count;i++)</text:p>
      <text:p text:style-name="P1">{power=power*a;}</text:p>
      <text:p text:style-name="P1">sum=sum+power;</text:p>
      <text:p text:style-name="P1">num=num/10;}</text:p>
      <text:p text:style-name="P1">if(sum==temp)</text:p>
      <text:p text:style-name="P1">printf("It's Armstrong");</text:p>
      <text:p text:style-name="P1">else</text:p>
      <text:p text:style-name="P1">printf("It's not");</text:p>
      <text:p text:style-name="P1">return 0;</text:p>
      <text:p text:style-name="P1">}</text:p>
      <text:p text:style-name="P5"/>
      <text:p text:style-name="P2"/>
      <text:p text:style-name="P2"/>
      <text:p text:style-name="P2">// WAP to find factorial</text:p>
      <text:p text:style-name="P2">#include&lt;stdio.h&gt;</text:p>
      <text:p text:style-name="P2">int main()</text:p>
      <text:p text:style-name="P2">{</text:p>
      <text:p text:style-name="P2">int num,fact=1;</text:p>
      <text:p text:style-name="P2">printf("Enter number to check:");</text:p>
      <text:p text:style-name="P2">scanf("%d",&amp;num);</text:p>
      <text:p text:style-name="P2">for(int i=1;i&lt;=num;i++)</text:p>
      <text:p text:style-name="P2">fact=fact*i;</text:p>
      <text:p text:style-name="P2">printf("FActorial is:%d",fact);</text:p>
      <text:p text:style-name="P2">return 0;</text:p>
      <text:p text:style-name="P5">}</text:p>
      <text:p text:style-name="P2"/>
      <text:p text:style-name="P2">// WAP to find strong/peterson/krishnamurthy</text:p>
      <text:p text:style-name="P2">#include&lt;stdio.h&gt;</text:p>
      <text:p text:style-name="P2">int main()</text:p>
      <text:p text:style-name="P2">{</text:p>
      <text:p text:style-name="P2">int num;</text:p>
      <text:p text:style-name="P2"/>
      <text:p text:style-name="P2">printf("Enter number to check:");</text:p>
      <text:p text:style-name="P2">scanf("%d",&amp;num);</text:p>
      <text:p text:style-name="P2">int temp=num;</text:p>
      <text:p text:style-name="P2">int sum=0;</text:p>
      <text:p text:style-name="P2">while(num!=0)</text:p>
      <text:p text:style-name="P2">{</text:p>
      <text:p text:style-name="P2">int a;</text:p>
      <text:p text:style-name="P2">a=num%10;</text:p>
      <text:p text:style-name="P2">int fact=1;</text:p>
      <text:p text:style-name="P2">for(int i=1;i&lt;=a;i++)</text:p>
      <text:p text:style-name="P2">fact=fact*i;</text:p>
      <text:p text:style-name="P2">sum=sum+fact;</text:p>
      <text:p text:style-name="P2">num=num/10;}</text:p>
      <text:p text:style-name="P2"><text:soft-page-break/></text:p>
      <text:p text:style-name="P2">if(sum==temp)</text:p>
      <text:p text:style-name="P2">printf("It's strong number");</text:p>
      <text:p text:style-name="P2">else</text:p>
      <text:p text:style-name="P2">printf("It's not");</text:p>
      <text:p text:style-name="P2"/>
      <text:p text:style-name="P2">}</text:p>
      <text:p text:style-name="P5"/>
      <text:p text:style-name="P3"/>
      <text:p text:style-name="P3">/* WAP to find sum of series:</text:p>
      <text:p text:style-name="P3">1^2+2^3+3^4........ upto n terms*/</text:p>
      <text:p text:style-name="P3"/>
      <text:p text:style-name="P3">#include&lt;stdio.h&gt;</text:p>
      <text:p text:style-name="P3">int main()</text:p>
      <text:p text:style-name="P3">{</text:p>
      <text:p text:style-name="P3">int i,n;</text:p>
      <text:p text:style-name="P3">int sum=0;</text:p>
      <text:p text:style-name="P3">printf("Upto :");</text:p>
      <text:p text:style-name="P3">scanf("%d",&amp;n);</text:p>
      <text:p text:style-name="P3">for(i=1;i&lt;=n;i++)</text:p>
      <text:p text:style-name="P3">{</text:p>
      <text:p text:style-name="P3">int p=1;</text:p>
      <text:p text:style-name="P3">for(int j=1;j&lt;=i+1;j++)</text:p>
      <text:p text:style-name="P3">p=p*i;</text:p>
      <text:p text:style-name="P3">sum=sum+p;</text:p>
      <text:p text:style-name="P3">}</text:p>
      <text:p text:style-name="P3">printf("Sum=%d",sum);</text:p>
      <text:p text:style-name="P3">return 0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0T19:45:38.444537885</meta:creation-date>
    <dc:date>2022-11-10T21:06:50.407943692</dc:date>
    <meta:editing-duration>PT10M2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117" meta:word-count="223" meta:character-count="1646" meta:non-whitespace-character-count="1540"/>
  </office:meta>
</office:document-meta>
</file>